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f35f" officeooo:paragraph-rsid="0008f35f"/>
    </style:style>
    <style:style style:name="P2" style:family="paragraph" style:parent-style-name="Standard" style:list-style-name="L1">
      <style:text-properties officeooo:rsid="0008f35f" officeooo:paragraph-rsid="0008f35f"/>
    </style:style>
    <style:style style:name="P3" style:family="paragraph" style:parent-style-name="Standard" style:list-style-name="L2">
      <style:text-properties officeooo:rsid="0008f35f" officeooo:paragraph-rsid="0008f35f"/>
    </style:style>
    <style:style style:name="T1" style:family="text">
      <style:text-properties fo:font-weight="normal" style:font-weight-asian="normal" style:font-weight-complex="normal"/>
    </style:style>
    <style:style style:name="T2" style:family="text">
      <style:text-properties fo:font-weight="normal" officeooo:rsid="0009a1b1" style:font-weight-asian="normal" style:font-weight-complex="normal"/>
    </style:style>
    <style:style style:name="T3" style:family="text">
      <style:text-properties fo:font-weight="normal" officeooo:rsid="0009a9b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1. <text:span text:style-name="T1">Five nonproprietary internet applications and the application-layer protocols they use are:</text:span></text:p>
      <text:list xml:id="list216754061" text:style-name="L1">
        <text:list-item>
          <text:p text:style-name="P2"><text:span text:style-name="T1">Web – HTTP</text:span></text:p>
        </text:list-item>
        <text:list-item>
          <text:p text:style-name="P2"><text:span text:style-name="T1">Email – SMTP</text:span></text:p>
        </text:list-item>
        <text:list-item>
          <text:p text:style-name="P2"><text:span text:style-name="T1">File transfer – FTP</text:span></text:p>
        </text:list-item>
        <text:list-item>
          <text:p text:style-name="P2"><text:span text:style-name="T1">Remote access – Telnet</text:span></text:p>
        </text:list-item>
        <text:list-item>
          <text:p text:style-name="P2"><text:span text:style-name="T1">VOIP – SIP</text:span></text:p>
        </text:list-item>
      </text:list>
      <text:p text:style-name="P1"><text:span text:style-name="T1"/></text:p>
      <text:p text:style-name="P1"><text:span text:style-name="T1">R2. </text:span><text:span text:style-name="T2">Network architecture dictates the way the networking can function, which is generally out of control of the application developers hands; </text:span><text:span text:style-name="T3">there are a fixed set of services available. </text:span><text:span text:style-name="T2">The</text:span><text:span text:style-name="T3"> application architecture is usually the part that the developer has full control over, and runs on ends systems.</text:span></text:p>
      <text:p text:style-name="P1"><text:span text:style-name="T3"/></text:p>
      <text:p text:style-name="P1"><text:span text:style-name="T3">R3. The client is the process that initiated contact with the other. The server is the process that was waiting to receive and serve requests.</text:span></text:p>
      <text:p text:style-name="P1"><text:span text:style-name="T3"/></text:p>
      <text:p text:style-name="P1"><text:span text:style-name="T3">R4. Client and server are still used in P2P applications because all nodes in a P2P network can be both a client and a server, being able to receive and share chunks with others in the torrent.</text:span></text:p>
      <text:p text:style-name="P1"><text:span text:style-name="T3"/></text:p>
      <text:p text:style-name="P1"><text:span text:style-name="T3">R5. A process on one host would use an ip address and a port number to identify a process on another host. It would also need to specify the type of protocol technically (TCP or UDP).</text:span></text:p>
      <text:p text:style-name="P1"><text:span text:style-name="T3"/></text:p>
      <text:p text:style-name="P1"><text:span text:style-name="T3">R6. HTTP serves as the method to transfer files between clients and servers. It defines the structure of messages between the client and server and how the messages are exchanged. To complete a web application, you still need to think about your transport protocol and what other services you’ll need from it depending on the type of app you’re developing.</text:span></text:p>
      <text:p text:style-name="P1"><text:span text:style-name="T3"/></text:p>
      <text:p text:style-name="P1"><text:span text:style-name="T3">R7. I imagine that any applications that involve high-speed financial transactions, like stock trading, would require no data loss and can be time-sensitive, as there are many rules and regulations that the market operates by. Your app cannot have delays that could cause transactions to be mistimed as people could lose money.</text:span></text:p>
      <text:p text:style-name="P1"><text:span text:style-name="T3"/></text:p>
      <text:p text:style-name="P1"><text:span text:style-name="T3">R8. The four broad classes of services that a transport protocol can provide are:</text:span></text:p>
      <text:list xml:id="list4054302018" text:style-name="L2">
        <text:list-item>
          <text:p text:style-name="P3"><text:span text:style-name="T3">Reliable data transfer</text:span></text:p>
        </text:list-item>
        <text:list-item>
          <text:p text:style-name="P3"><text:span text:style-name="T3"/></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7T21:46:43.136249642</meta:creation-date>
    <meta:generator>LibreOffice/6.4.7.2$Linux_X86_64 LibreOffice_project/40$Build-2</meta:generator>
    <dc:date>2021-06-09T21:47:22.070705219</dc:date>
    <meta:editing-duration>PT2S</meta:editing-duration>
    <meta:editing-cycles>1</meta:editing-cycles>
    <meta:document-statistic meta:table-count="0" meta:image-count="0" meta:object-count="0" meta:page-count="1" meta:paragraph-count="15" meta:word-count="306" meta:character-count="1784" meta:non-whitespace-character-count="1494"/>
  </office:meta>
</office:document-meta>
</file>